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1e32c7" officeooo:paragraph-rsid="001e32c7"/>
    </style:style>
    <style:style style:name="P2" style:family="paragraph" style:parent-style-name="Heading_20_1">
      <style:text-properties officeooo:rsid="001e32c7" officeooo:paragraph-rsid="001e32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0637b"/>
    </style:style>
    <style:style style:name="T4" style:family="text">
      <style:text-properties officeooo:rsid="00213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Krasnoludy</text:h>
      <text:h text:style-name="P2" text:outline-level="1">Cechy rasowe</text:h>
      <text:p text:style-name="P1">Twój krasnolud posiada pewne wrodzone zdolności, które są częścią jego natury.</text:p>
      <text:p text:style-name="P1"><text:span text:style-name="T1">Zwiększenie wartości Atrybutów</text:span>: Twoja Kondycja wzrasta o 2.</text:p>
      <text:p text:style-name="P1"><text:span text:style-name="T1">Wiek</text:span>: Krasnoludy dorastają w takim samym tempie jak ludzie, ale uznaje się je za młode do 50-<text:span text:style-name="T4">tki</text:span>. Średnio są w stanie przeżyć 350 lat. </text:p>
      <text:p text:style-name="P1"><text:span text:style-name="T1">Charakter</text:span>: Większość krasnoludów jest praworządna, wierząc w dobrze zorganizowane społeczeństwo. Skłaniają się też bardziej ku dobru niźli złu, z silnym wyczuciem <text:span text:style-name="T2">fair play</text:span> i wierzeniem, iż wszyscy zasługują na czerpanie korzyści ze sprawiedliwych porządków. </text:p>
      <text:p text:style-name="P1"><text:span text:style-name="T1">Rozmiar</text:span>: Krasnoludy mają pomiędzy 4 a 5 stów wysokości i ważą średnio 150 funtów. Ich rozmiar to Średni.</text:p>
      <text:p text:style-name="P1"><text:span text:style-name="T1">Szybkość</text:span>: Twoja bazowa szybkość to 25 stóp. Twoja szybkość nie jest ograniczana przez noszony pancerz. </text:p>
      <text:p text:style-name="P1"><text:span text:style-name="T1">Widzenie w ciemności</text:span>: Jesteś przystosowany do życia w podziemiach i dobrze widzisz w ciemności i słabym oświetleniu. Widzisz w słabym oświetleniu w zasięgu 60 stóp tak, jakby to było jasne światło, a w ciemności, jakby to było słabe oświetlenie. Nie dostrzegasz kolorów w mroku, tylko odcienie szarości. </text:p>
      <text:p text:style-name="P1"><text:span text:style-name="T1">Krasnoludzka odporność</text:span>: Masz Przewagę na rzutach obronnych przeciwko truciznom i masz Odporność na obrażenia od trucizn.</text:p>
      <text:p text:style-name="P1"><text:span text:style-name="T1">Krasnoludzki trening bojowy</text:span>: Posiada<text:span text:style-name="T4">sz</text:span> Biegłość w toporach bojowych, toporkach ręcznych, lekkich młotach i młotach bojowych.</text:p>
      <text:p text:style-name="P1"><text:span text:style-name="T1">Biegłość w narzędziach</text:span>: Otrzymujesz Biegłość w narzędziach artysty zgodnie z wyborem: kowala, piwowara lub kamieniarza.</text:p>
      <text:p text:style-name="P1"><text:span text:style-name="T1">Cięcie w kamieniu</text:span>: Kiedy wykonujesz rzut na Inteligencję (Historię) związany z pochodzeniem danego dzieła w kamieniu, uznaje się Ciebie za Biegłego w umiejętności Historia i zwiększasz swój bonus z Biegłości do tego rzutu <text:span text:style-name="T4">dwukrotnie</text:span>, zamiast zastosować zwykły modyfikator z Biegłości. </text:p>
      <text:p text:style-name="P1"><text:span text:style-name="T1">Języki</text:span>: Mówisz, czytasz i piszesz we <text:span text:style-name="T3">w</text:span>spólnym i krasnoludzkim. Krasnoludzki jest pełen twardych <text:s/>i gardłowych dźwięków i te cechy przechodzą na każdy inny język, którym Twój krasnolud mówi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23:44:42.137000000</meta:creation-date>
    <dc:date>2023-07-10T01:59:10.925000000</dc:date>
    <meta:editing-duration>PT3M32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4" meta:word-count="274" meta:character-count="1902" meta:non-whitespace-character-count="1635"/>
  </office:meta>
</office:document-meta>
</file>